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3">
      <style:paragraph-properties fo:text-align="justify" style:justify-single-word="false"/>
    </style:style>
    <style:style style:name="P4" style:family="paragraph" style:parent-style-name="Standard" style:list-style-name="L6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Heading_20_2">
      <style:text-properties fo:font-style="normal" style:font-style-asian="normal" style:font-style-complex="normal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 style:list-style-name="L5">
      <style:text-properties fo:font-weight="bold" style:font-weight-asian="bold" style:font-weight-complex="bold"/>
    </style:style>
    <style:style style:name="P11" style:family="paragraph" style:parent-style-name="Text_20_body" style:list-style-name="L6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i Intelligenti</text:p>
      <text:p text:style-name="P1">A.A 2011/2012</text:p>
      <text:p text:style-name="P1">Loria Salvatore – Martire Andrea – Parisi Daniele – Pirrone Vincenzo</text:p>
      <text:p text:style-name="P1"/>
      <text:p text:style-name="P6">Jade Strategy Game</text:p>
      <text:p text:style-name="P7"/>
      <text:p text:style-name="P1"/>
      <text:p text:style-name="P2">Il progetto prevede la realizzazione di un semplice gioco di strategia in tempo reale (RTS) ad agenti. <text:s text:c="2"/>Esso consiste in una competizione tra varie squadre su un terreno di gioco per la conquista di esso.</text:p>
      <text:h text:style-name="Heading_20_1" text:outline-level="1">Ambiente</text:h>
      <text:p text:style-name="P2">l'ambiente è multiagente di tipo deterministico, statico, discreto, parzialmente osservabile. Ne fanno parte:</text:p>
      <text:list xml:id="list1183379846" text:style-name="L3">
        <text:list-item>
          <text:p text:style-name="P3">il terreno di gioco;</text:p>
        </text:list-item>
        <text:list-item>
          <text:p text:style-name="P3">gli alberi – che rappresentano un ostacolo ed una risorsa limitata</text:p>
        </text:list-item>
        <text:list-item>
          <text:p text:style-name="P3">i campi – che rappresentano un ostacolo ed una risorsa limitata</text:p>
        </text:list-item>
        <text:list-item>
          <text:p text:style-name="P3">gli edifici – uno per ogni squadra, la cui distruzione comporta l'estinzione della squadra.</text:p>
        </text:list-item>
      </text:list>
      <text:p text:style-name="P2"/>
      <text:h text:style-name="Heading_20_1" text:outline-level="1">Agenti</text:h>
      <text:h text:style-name="Heading_20_2" text:outline-level="2"><text:span text:style-name="T5">Unità</text:span><text:span text:style-name="T1"> </text:span></text:h>
      <text:list xml:id="list1634385819" text:style-name="L5">
        <text:list-item>
          <text:p text:style-name="P10"><text:span text:style-name="T6">occupa una determinata posizione nel terreno di gioco ed è in grado di spostarsi.</text:span></text:p>
        </text:list-item>
        <text:list-item>
          <text:p text:style-name="P10"><text:span text:style-name="T6">Percepisce una porzione di ambiente relativa al suo campo visivo.</text:span></text:p>
        </text:list-item>
        <text:list-item>
          <text:p text:style-name="P10"><text:span text:style-name="T6">Esegue azioni in base alle percezioni o in base agli ordini ricevuti.</text:span></text:p>
        </text:list-item>
        <text:list-item>
          <text:p text:style-name="P10"><text:span text:style-name="T6">Ne esistono di due tipi:</text:span></text:p>
          <text:list>
            <text:list-item>
              <text:p text:style-name="P10"><text:span text:style-name="T3">Worker</text:span><text:span text:style-name="T6"> - si occupa principalmente di raccogliere risorse. Ha anche una piccola funzione di attacco.</text:span></text:p>
            </text:list-item>
            <text:list-item>
              <text:p text:style-name="P10"><text:span text:style-name="T3">Soldier</text:span><text:span text:style-name="T6"> – combatte contro le unità nemiche. Può avere due tipi di comportamento, aggressivo o difensivo, a seconda delle circostanze.</text:span></text:p>
            </text:list-item>
          </text:list>
        </text:list-item>
      </text:list>
      <text:p text:style-name="P9"><text:span text:style-name="T6"/></text:p>
      <text:h text:style-name="P8" text:outline-level="2"><text:span text:style-name="T6">Intelligenza Strategica</text:span></text:h>
      <text:list xml:id="list1965866766" text:style-name="L6">
        <text:list-item>
          <text:p text:style-name="P11"><text:span text:style-name="T5">Non ha una posizione nel terreno di gioco ed è intangibile.</text:span></text:p>
        </text:list-item>
        <text:list-item>
          <text:p text:style-name="P11"><text:span text:style-name="T5">La sua percezione consiste nell'unione delle percezioni delle singole unità.</text:span></text:p>
        </text:list-item>
        <text:list-item>
          <text:p text:style-name="P11"><text:span text:style-name="T5">Ne esistono di tre tipi, ogni squadra ha un solo agente di ciascun tipo:</text:span></text:p>
          <text:list>
            <text:list-item>
              <text:p text:style-name="P4"><text:span text:style-name="T3">MilitaryAI</text:span> – Intelligenza di tipo militare. Invia ordini a gruppi di unità. Si occupa di difendere la base, esplorare il terreno di gioco, attaccare il nemico.</text:p>
            </text:list-item>
            <text:list-item>
              <text:p text:style-name="P4"><text:span text:style-name="T3">ResourcesAI</text:span> – estrae le risorse impartendo ordini ai worker e ne memorizza l'ammontare. Recluta le unità.</text:p>
            </text:list-item>
            <text:list-item>
              <text:p text:style-name="P4"><text:span text:style-name="T3">MasterAI</text:span> – Intelligenza generale della squadra. Elabora ordini di livello strategico che verranno eseguiti da MilitaryAI e ResourcesAI.</text:p>
            </text:list-item>
          </text:list>
        </text:list-item>
      </text:list>
      <text:h text:style-name="Heading_20_1" text:outline-level="1"><text:soft-page-break/>Obiettivi</text:h>
      <text:p text:style-name="Text_20_body">MasterAI è l'unico agente ad avere un obiettivo fisso: conquistare il terreno di gioco. Gli altri agenti ricevono ordini dalle intelligenze di livello superiore e il loro obiettivo varia di conseguenza. Ad esempio la MasterAI potrebbe decidere di attacare un particolare nemico, la Military<text:span text:style-name="T6">AI di conseguenza avrà l'obiettivo di condurre l'attacco. Quest'ultima invierà i soldati nei pressi dell'insediamento nemico e l'obiettivo di tali unità sarà quindi quello di raggiungere la determinata posizione e impartire più danni possibil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2-04-05T09:56:42</meta:creation-date>
    <meta:generator>LibreOffice/3.5$Linux_X86_64 LibreOffice_project/350m1$Build-102</meta:generator>
    <dc:date>2012-04-12T20:24:41</dc:date>
    <meta:editing-duration>PT1H14M32S</meta:editing-duration>
    <meta:editing-cycles>13</meta:editing-cycles>
    <meta:document-statistic meta:table-count="0" meta:image-count="0" meta:object-count="0" meta:page-count="2" meta:paragraph-count="28" meta:word-count="376" meta:character-count="2352" meta:non-whitespace-character-count="2017"/>
  </office:meta>
</office:document-meta>
</file>